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6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87815" calcext:value-type="float">
            <text:p>27.5887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32539354839" calcext:value-type="float">
            <text:p>28.1732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0490322581" calcext:value-type="float">
            <text:p>28.66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41024" calcext:value-type="float">
            <text:p>29.06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07744" calcext:value-type="float">
            <text:p>29.36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75537777778" calcext:value-type="float">
            <text:p>29.16755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8105806452" calcext:value-type="float">
            <text:p>28.005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9743" calcext:value-type="float">
            <text:p>26.899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05414736842" calcext:value-type="float">
            <text:p>26.510541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6556" calcext:value-type="float">
            <text:p>26.54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90648275862" calcext:value-type="float">
            <text:p>26.9390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1530322581" calcext:value-type="float">
            <text:p>27.587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907325" calcext:value-type="float">
            <text:p>28.399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04672" calcext:value-type="float">
            <text:p>29.2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08336" calcext:value-type="float">
            <text:p>30.2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04176" calcext:value-type="float">
            <text:p>29.9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6503225807" calcext:value-type="float">
            <text:p>29.562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39135" calcext:value-type="float">
            <text:p>28.2639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9489032258" calcext:value-type="float">
            <text:p>27.5639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16030967742" calcext:value-type="float">
            <text:p>26.001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58144" calcext:value-type="float">
            <text:p>25.23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15925" calcext:value-type="float">
            <text:p>25.2771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8337142857" calcext:value-type="float">
            <text:p>25.5028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3107096774" calcext:value-type="float">
            <text:p>25.8253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80051612903" calcext:value-type="float">
            <text:p>26.318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19" calcext:value-type="float">
            <text:p>26.6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6562" calcext:value-type="float">
            <text:p>27.35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68701935484" calcext:value-type="float">
            <text:p>27.2168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69630967742" calcext:value-type="float">
            <text:p>26.976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7576774194" calcext:value-type="float">
            <text:p>27.0417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65649032258" calcext:value-type="float">
            <text:p>26.396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88498064516" calcext:value-type="float">
            <text:p>26.168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26408" calcext:value-type="float">
            <text:p>25.8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59757419355" calcext:value-type="float">
            <text:p>25.8859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64656551724" calcext:value-type="float">
            <text:p>26.0864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82190967742" calcext:value-type="float">
            <text:p>26.3582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18392258064" calcext:value-type="float">
            <text:p>26.66183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19728" calcext:value-type="float">
            <text:p>27.06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65645" calcext:value-type="float">
            <text:p>27.3765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8452" calcext:value-type="float">
            <text:p>27.23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84900645161" calcext:value-type="float">
            <text:p>26.928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44776" calcext:value-type="float">
            <text:p>26.8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15442580645" calcext:value-type="float">
            <text:p>26.661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19788387097" calcext:value-type="float">
            <text:p>26.1319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260825" calcext:value-type="float">
            <text:p>26.2026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4696774194" calcext:value-type="float">
            <text:p>28.166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329925" calcext:value-type="float">
            <text:p>28.6832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8588" calcext:value-type="float">
            <text:p>29.08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9616" calcext:value-type="float">
            <text:p>28.72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3907096774" calcext:value-type="float">
            <text:p>26.4653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15768" calcext:value-type="float">
            <text:p>25.6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02256551724" calcext:value-type="float">
            <text:p>25.69022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35212307692" calcext:value-type="float">
            <text:p>26.47352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70175" calcext:value-type="float">
            <text:p>26.950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65032" calcext:value-type="float">
            <text:p>27.5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9463225806" calcext:value-type="float">
            <text:p>28.1209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15152" calcext:value-type="float">
            <text:p>28.5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51042580645" calcext:value-type="float">
            <text:p>28.475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6335" calcext:value-type="float">
            <text:p>27.82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33752" calcext:value-type="float">
            <text:p>26.90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33790967742" calcext:value-type="float">
            <text:p>25.7333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39752258065" calcext:value-type="float">
            <text:p>25.4639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1176774194" calcext:value-type="float">
            <text:p>25.731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21412413793" calcext:value-type="float">
            <text:p>26.09214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1610322581" calcext:value-type="float">
            <text:p>26.5081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6263225806" calcext:value-type="float">
            <text:p>27.084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39224" calcext:value-type="float">
            <text:p>27.62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1024" calcext:value-type="float">
            <text:p>27.7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7384" calcext:value-type="float">
            <text:p>25.77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19205" calcext:value-type="float">
            <text:p>25.271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6184" calcext:value-type="float">
            <text:p>25.19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35762580645" calcext:value-type="float">
            <text:p>25.393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95098181818" calcext:value-type="float">
            <text:p>26.41950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73152" calcext:value-type="float">
            <text:p>26.67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70208" calcext:value-type="float">
            <text:p>26.78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668" calcext:value-type="float">
            <text:p>26.80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22781935484" calcext:value-type="float">
            <text:p>27.052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52384" calcext:value-type="float">
            <text:p>27.48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8204" calcext:value-type="float">
            <text:p>26.77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3799483871" calcext:value-type="float">
            <text:p>26.9337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6816842105" calcext:value-type="float">
            <text:p>27.371681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1191724138" calcext:value-type="float">
            <text:p>27.87311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7396129032" calcext:value-type="float">
            <text:p>28.273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5027096774" calcext:value-type="float">
            <text:p>28.885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7456" calcext:value-type="float">
            <text:p>29.28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823075" calcext:value-type="float">
            <text:p>29.2782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9992" calcext:value-type="float">
            <text:p>29.3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72652903226" calcext:value-type="float">
            <text:p>29.837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31275" calcext:value-type="float">
            <text:p>29.553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8176" calcext:value-type="float">
            <text:p>28.71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47220645161" calcext:value-type="float">
            <text:p>28.784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7208" calcext:value-type="float">
            <text:p>28.2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39413333333" calcext:value-type="float">
            <text:p>27.8939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3775" calcext:value-type="float">
            <text:p>28.547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42934193548" calcext:value-type="float">
            <text:p>29.214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4392" calcext:value-type="float">
            <text:p>29.57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52565" calcext:value-type="float">
            <text:p>29.8652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4613" calcext:value-type="float">
            <text:p>30.304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67794285714" calcext:value-type="float">
            <text:p>29.6767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37824" calcext:value-type="float">
            <text:p>29.04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4662" calcext:value-type="float">
            <text:p>27.39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74072" calcext:value-type="float">
            <text:p>26.39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99483870968" calcext:value-type="float">
            <text:p>26.37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29242857143" calcext:value-type="float">
            <text:p>26.6629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01091612903" calcext:value-type="float">
            <text:p>27.1501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364175" calcext:value-type="float">
            <text:p>27.6136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16512" calcext:value-type="float">
            <text:p>27.84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81819354839" calcext:value-type="float">
            <text:p>27.978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34740645161" calcext:value-type="float">
            <text:p>27.9434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7223225807" calcext:value-type="float">
            <text:p>27.852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73852903226" calcext:value-type="float">
            <text:p>26.9873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71664" calcext:value-type="float">
            <text:p>26.1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72944516129" calcext:value-type="float">
            <text:p>25.867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16381935484" calcext:value-type="float">
            <text:p>25.741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09615483871" calcext:value-type="float">
            <text:p>25.710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7488571429" calcext:value-type="float">
            <text:p>26.0757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97995" calcext:value-type="float">
            <text:p>26.589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48170322581" calcext:value-type="float">
            <text:p>27.1848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93552" calcext:value-type="float">
            <text:p>27.75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25325" calcext:value-type="float">
            <text:p>28.315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14898064516" calcext:value-type="float">
            <text:p>28.241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5703225806" calcext:value-type="float">
            <text:p>27.779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86523870968" calcext:value-type="float">
            <text:p>26.678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30828387097" calcext:value-type="float">
            <text:p>26.583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88368" calcext:value-type="float">
            <text:p>26.6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7932903226" calcext:value-type="float">
            <text:p>26.822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9666206897" calcext:value-type="float">
            <text:p>27.07296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72461935484" calcext:value-type="float">
            <text:p>27.177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29104" calcext:value-type="float">
            <text:p>28.16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3885" calcext:value-type="float">
            <text:p>28.635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59367741936" calcext:value-type="float">
            <text:p>28.695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37507096774" calcext:value-type="float">
            <text:p>28.583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1130322581" calcext:value-type="float">
            <text:p>28.029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30532413793" calcext:value-type="float">
            <text:p>27.2930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61451428571" calcext:value-type="float">
            <text:p>26.4161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1422222222" calcext:value-type="float">
            <text:p>26.1851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36498064516" calcext:value-type="float">
            <text:p>26.473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12135172414" calcext:value-type="float">
            <text:p>26.84121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29718709677" calcext:value-type="float">
            <text:p>27.2929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28611612903" calcext:value-type="float">
            <text:p>27.832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96510967742" calcext:value-type="float">
            <text:p>27.909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52781935484" calcext:value-type="float">
            <text:p>28.195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60112" calcext:value-type="float">
            <text:p>28.43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53385" calcext:value-type="float">
            <text:p>28.235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6353548387" calcext:value-type="float">
            <text:p>27.992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6944516129" calcext:value-type="float">
            <text:p>27.78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5256516129" calcext:value-type="float">
            <text:p>27.2352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2408" calcext:value-type="float">
            <text:p>26.28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77398709677" calcext:value-type="float">
            <text:p>25.817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55557142857" calcext:value-type="float">
            <text:p>25.9455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7808516129" calcext:value-type="float">
            <text:p>26.317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0136774194" calcext:value-type="float">
            <text:p>26.804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25872" calcext:value-type="float">
            <text:p>27.2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82407741935" calcext:value-type="float">
            <text:p>27.3182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4526451613" calcext:value-type="float">
            <text:p>27.194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76108387097" calcext:value-type="float">
            <text:p>26.9976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81899354839" calcext:value-type="float">
            <text:p>26.5181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4789677419" calcext:value-type="float">
            <text:p>25.856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8536" calcext:value-type="float">
            <text:p>24.6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57675" calcext:value-type="float">
            <text:p>24.4265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07" calcext:value-type="float">
            <text:p>24.56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2833548387" calcext:value-type="float">
            <text:p>24.7952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82614193548" calcext:value-type="float">
            <text:p>25.148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60575483871" calcext:value-type="float">
            <text:p>25.336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34198709677" calcext:value-type="float">
            <text:p>25.5434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8197647059" calcext:value-type="float">
            <text:p>25.384819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8236" calcext:value-type="float">
            <text:p>24.74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93104" calcext:value-type="float">
            <text:p>24.75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9476129032" calcext:value-type="float">
            <text:p>24.9849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1268137931" calcext:value-type="float">
            <text:p>25.28126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26681290323" calcext:value-type="float">
            <text:p>25.4526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83125" calcext:value-type="float">
            <text:p>25.7008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4904" calcext:value-type="float">
            <text:p>26.07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42625" calcext:value-type="float">
            <text:p>26.270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48336" calcext:value-type="float">
            <text:p>26.6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90624516129" calcext:value-type="float">
            <text:p>27.059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74825" calcext:value-type="float">
            <text:p>26.5607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0944" calcext:value-type="float">
            <text:p>26.58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464375" calcext:value-type="float">
            <text:p>25.7246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3488" calcext:value-type="float">
            <text:p>24.99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93" calcext:value-type="float">
            <text:p>24.58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9580137931" calcext:value-type="float">
            <text:p>24.72958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2269" calcext:value-type="float">
            <text:p>25.012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0374193548" calcext:value-type="float">
            <text:p>25.261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64592" calcext:value-type="float">
            <text:p>25.4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29675" calcext:value-type="float">
            <text:p>25.615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1184" calcext:value-type="float">
            <text:p>25.63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167975" calcext:value-type="float">
            <text:p>25.631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65078709677" calcext:value-type="float">
            <text:p>25.8665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70016" calcext:value-type="float">
            <text:p>25.99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16375" calcext:value-type="float">
            <text:p>26.075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61072" calcext:value-type="float">
            <text:p>26.15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8496516129" calcext:value-type="float">
            <text:p>26.4884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28008571429" calcext:value-type="float">
            <text:p>26.8728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0923870968" calcext:value-type="float">
            <text:p>27.1510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03744516129" calcext:value-type="float">
            <text:p>27.6503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2833548387" calcext:value-type="float">
            <text:p>28.2242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360125" calcext:value-type="float">
            <text:p>28.813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39981935484" calcext:value-type="float">
            <text:p>29.383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58803870968" calcext:value-type="float">
            <text:p>29.6458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92614193548" calcext:value-type="float">
            <text:p>29.339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75378064516" calcext:value-type="float">
            <text:p>29.387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25025" calcext:value-type="float">
            <text:p>28.6722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1624" calcext:value-type="float">
            <text:p>27.63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54515" calcext:value-type="float">
            <text:p>27.615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25362758621" calcext:value-type="float">
            <text:p>27.70253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86485" calcext:value-type="float">
            <text:p>28.0486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21778064516" calcext:value-type="float">
            <text:p>28.412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8825806452" calcext:value-type="float">
            <text:p>28.581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20725" calcext:value-type="float">
            <text:p>28.7092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3816774194" calcext:value-type="float">
            <text:p>28.605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8216516129" calcext:value-type="float">
            <text:p>28.058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95385" calcext:value-type="float">
            <text:p>27.549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77545806452" calcext:value-type="float">
            <text:p>27.557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6492" calcext:value-type="float">
            <text:p>26.79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46162580645" calcext:value-type="float">
            <text:p>26.0946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8905806452" calcext:value-type="float">
            <text:p>26.359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2365714286" calcext:value-type="float">
            <text:p>26.7122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690925" calcext:value-type="float">
            <text:p>27.086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7922580645" calcext:value-type="float">
            <text:p>27.502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78175483871" calcext:value-type="float">
            <text:p>27.987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4103225806" calcext:value-type="float">
            <text:p>28.023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697025" calcext:value-type="float">
            <text:p>28.3369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7922580645" calcext:value-type="float">
            <text:p>28.264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31192727273" calcext:value-type="float">
            <text:p>28.21311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47745454545" calcext:value-type="float">
            <text:p>26.4247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267325" calcext:value-type="float">
            <text:p>26.722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9024" calcext:value-type="float">
            <text:p>26.9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263675" calcext:value-type="float">
            <text:p>27.1926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74912" calcext:value-type="float">
            <text:p>27.5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39125" calcext:value-type="float">
            <text:p>27.493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289125" calcext:value-type="float">
            <text:p>26.942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3930322581" calcext:value-type="float">
            <text:p>26.459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5305806452" calcext:value-type="float">
            <text:p>25.384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2147096774" calcext:value-type="float">
            <text:p>25.057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873475" calcext:value-type="float">
            <text:p>24.928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80728275862" calcext:value-type="float">
            <text:p>25.09807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7875" calcext:value-type="float">
            <text:p>25.350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90183225806" calcext:value-type="float">
            <text:p>25.6490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15512" calcext:value-type="float">
            <text:p>25.7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74967741936" calcext:value-type="float">
            <text:p>25.93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50096" calcext:value-type="float">
            <text:p>26.3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84152258064" calcext:value-type="float">
            <text:p>26.6984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1300645161" calcext:value-type="float">
            <text:p>26.334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2912" calcext:value-type="float">
            <text:p>25.0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70475" calcext:value-type="float">
            <text:p>24.307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18208" calcext:value-type="float">
            <text:p>24.32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30802580645" calcext:value-type="float">
            <text:p>24.473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81171428571" calcext:value-type="float">
            <text:p>24.668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93316129032" calcext:value-type="float">
            <text:p>25.00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0030967742" calcext:value-type="float">
            <text:p>25.392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8512" calcext:value-type="float">
            <text:p>25.7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0007741935" calcext:value-type="float">
            <text:p>26.1600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41208" calcext:value-type="float">
            <text:p>26.2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7589677419" calcext:value-type="float">
            <text:p>25.810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46575483871" calcext:value-type="float">
            <text:p>25.564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3648" calcext:value-type="float">
            <text:p>25.1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03437419355" calcext:value-type="float">
            <text:p>25.020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6776" calcext:value-type="float">
            <text:p>24.80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9524" calcext:value-type="float">
            <text:p>24.63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5137777778" calcext:value-type="float">
            <text:p>24.7835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63819354839" calcext:value-type="float">
            <text:p>25.00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2686451613" calcext:value-type="float">
            <text:p>25.341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12416" calcext:value-type="float">
            <text:p>25.63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94461935484" calcext:value-type="float">
            <text:p>25.729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4104" calcext:value-type="float">
            <text:p>25.8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9682580645" calcext:value-type="float">
            <text:p>25.862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11638709677" calcext:value-type="float">
            <text:p>25.781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9904" calcext:value-type="float">
            <text:p>25.24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21721290323" calcext:value-type="float">
            <text:p>24.532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70968" calcext:value-type="float">
            <text:p>24.11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2687483871" calcext:value-type="float">
            <text:p>24.132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73969655172" calcext:value-type="float">
            <text:p>24.1573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25135483871" calcext:value-type="float">
            <text:p>24.41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7664" calcext:value-type="float">
            <text:p>24.59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75334193548" calcext:value-type="float">
            <text:p>24.657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79488" calcext:value-type="float">
            <text:p>24.83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04666666667" calcext:value-type="float">
            <text:p>24.900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4963636364" calcext:value-type="float">
            <text:p>24.8224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0996" calcext:value-type="float">
            <text:p>23.97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48216" calcext:value-type="float">
            <text:p>23.79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05078709677" calcext:value-type="float">
            <text:p>23.5805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391" calcext:value-type="float">
            <text:p>23.66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08371612903" calcext:value-type="float">
            <text:p>23.830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04087741935" calcext:value-type="float">
            <text:p>24.0904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42288" calcext:value-type="float">
            <text:p>24.2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46534193548" calcext:value-type="float">
            <text:p>24.474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4604" calcext:value-type="float">
            <text:p>24.64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4193548387" calcext:value-type="float">
            <text:p>24.740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78104" calcext:value-type="float">
            <text:p>24.18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01205714286" calcext:value-type="float">
            <text:p>24.2601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07494193548" calcext:value-type="float">
            <text:p>24.480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10381935484" calcext:value-type="float">
            <text:p>24.751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4464" calcext:value-type="float">
            <text:p>25.08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88278709677" calcext:value-type="float">
            <text:p>25.378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29312" calcext:value-type="float">
            <text:p>25.38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47971612903" calcext:value-type="float">
            <text:p>25.0347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0871483871" calcext:value-type="float">
            <text:p>24.080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0748" calcext:value-type="float">
            <text:p>23.51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3380645161" calcext:value-type="float">
            <text:p>23.045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34416" calcext:value-type="float">
            <text:p>22.91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50568" calcext:value-type="float">
            <text:p>23.03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3930434783" calcext:value-type="float">
            <text:p>23.12239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24054193548" calcext:value-type="float">
            <text:p>23.252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5496774194" calcext:value-type="float">
            <text:p>23.472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87336" calcext:value-type="float">
            <text:p>23.5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7073548387" calcext:value-type="float">
            <text:p>23.615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95488" calcext:value-type="float">
            <text:p>23.66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0170322581" calcext:value-type="float">
            <text:p>23.832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8505806452" calcext:value-type="float">
            <text:p>23.753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23328" calcext:value-type="float">
            <text:p>23.59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5175483871" calcext:value-type="float">
            <text:p>23.465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83912" calcext:value-type="float">
            <text:p>23.34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6539354839" calcext:value-type="float">
            <text:p>23.372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92099310345" calcext:value-type="float">
            <text:p>23.44920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01956129032" calcext:value-type="float">
            <text:p>23.5401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42670967742" calcext:value-type="float">
            <text:p>23.694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412" calcext:value-type="float">
            <text:p>23.74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3860645161" calcext:value-type="float">
            <text:p>23.810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54008" calcext:value-type="float">
            <text:p>23.7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8448516129" calcext:value-type="float">
            <text:p>23.818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91019354839" calcext:value-type="float">
            <text:p>23.909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0322758621" calcext:value-type="float">
            <text:p>23.67003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75117419355" calcext:value-type="float">
            <text:p>23.6975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66711428571" calcext:value-type="float">
            <text:p>23.7666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08255483871" calcext:value-type="float">
            <text:p>23.860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95908571429" calcext:value-type="float">
            <text:p>24.0495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11429677419" calcext:value-type="float">
            <text:p>24.311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68451612903" calcext:value-type="float">
            <text:p>24.656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48016" calcext:value-type="float">
            <text:p>24.90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69310967742" calcext:value-type="float">
            <text:p>25.196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7152" calcext:value-type="float">
            <text:p>25.05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9979354839" calcext:value-type="float">
            <text:p>24.981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39352258064" calcext:value-type="float">
            <text:p>25.14393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5088" calcext:value-type="float">
            <text:p>24.36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096475" calcext:value-type="float">
            <text:p>23.7209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4448" calcext:value-type="float">
            <text:p>23.47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77318709677" calcext:value-type="float">
            <text:p>23.4677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4477142857" calcext:value-type="float">
            <text:p>23.55744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06002580645" calcext:value-type="float">
            <text:p>23.6806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9326451613" calcext:value-type="float">
            <text:p>23.7959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6616" calcext:value-type="float">
            <text:p>23.91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3690322581" calcext:value-type="float">
            <text:p>23.981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0104" calcext:value-type="float">
            <text:p>24.13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59667096774" calcext:value-type="float">
            <text:p>24.215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7088516129" calcext:value-type="float">
            <text:p>24.367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5176" calcext:value-type="float">
            <text:p>24.3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83499354839" calcext:value-type="float">
            <text:p>23.9883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1024" calcext:value-type="float">
            <text:p>23.9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83499354839" calcext:value-type="float">
            <text:p>23.9883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26982857143" calcext:value-type="float">
            <text:p>24.0926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19587096774" calcext:value-type="float">
            <text:p>24.151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18774193548" calcext:value-type="float">
            <text:p>24.361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9136" calcext:value-type="float">
            <text:p>24.53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1070967742" calcext:value-type="float">
            <text:p>24.700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99552" calcext:value-type="float">
            <text:p>24.93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19744516129" calcext:value-type="float">
            <text:p>25.211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70356129032" calcext:value-type="float">
            <text:p>24.9270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73608" calcext:value-type="float">
            <text:p>24.1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665475" calcext:value-type="float">
            <text:p>23.5266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9952" calcext:value-type="float">
            <text:p>23.4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4183225807" calcext:value-type="float">
            <text:p>23.5154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4137931034" calcext:value-type="float">
            <text:p>23.6614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9876129032" calcext:value-type="float">
            <text:p>23.780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3711483871" calcext:value-type="float">
            <text:p>23.9437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76456" calcext:value-type="float">
            <text:p>24.0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0871483871" calcext:value-type="float">
            <text:p>24.080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59261935484" calcext:value-type="float">
            <text:p>24.2359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1393548387" calcext:value-type="float">
            <text:p>24.02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8436" calcext:value-type="float">
            <text:p>23.8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38975483871" calcext:value-type="float">
            <text:p>23.293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1904" calcext:value-type="float">
            <text:p>23.16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6008516129" calcext:value-type="float">
            <text:p>23.346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6948" calcext:value-type="float">
            <text:p>23.58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8758709677" calcext:value-type="float">
            <text:p>23.8578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02350967742" calcext:value-type="float">
            <text:p>24.2002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54272" calcext:value-type="float">
            <text:p>24.52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18304516129" calcext:value-type="float">
            <text:p>24.821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73896" calcext:value-type="float">
            <text:p>25.0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80931612903" calcext:value-type="float">
            <text:p>25.4980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13612903226" calcext:value-type="float">
            <text:p>25.271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6984" calcext:value-type="float">
            <text:p>24.30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5192516129" calcext:value-type="float">
            <text:p>23.675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60904" calcext:value-type="float">
            <text:p>23.12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31979354839" calcext:value-type="float">
            <text:p>23.1531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9748571429" calcext:value-type="float">
            <text:p>23.3119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87323870968" calcext:value-type="float">
            <text:p>23.5087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80611612903" calcext:value-type="float">
            <text:p>23.718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02848" calcext:value-type="float">
            <text:p>23.9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40002580645" calcext:value-type="float">
            <text:p>24.214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4016" calcext:value-type="float">
            <text:p>24.37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3669677419" calcext:value-type="float">
            <text:p>24.5793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81058064516" calcext:value-type="float">
            <text:p>24.788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11216" calcext:value-type="float">
            <text:p>24.67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5987096774" calcext:value-type="float">
            <text:p>23.938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476" calcext:value-type="float">
            <text:p>23.49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65927741935" calcext:value-type="float">
            <text:p>23.2765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75068571429" calcext:value-type="float">
            <text:p>23.3775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81367741935" calcext:value-type="float">
            <text:p>23.438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4616774194" calcext:value-type="float">
            <text:p>23.530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53545806452" calcext:value-type="float">
            <text:p>23.5953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13292903226" calcext:value-type="float">
            <text:p>23.491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7048" calcext:value-type="float">
            <text:p>23.39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97331612903" calcext:value-type="float">
            <text:p>23.379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9349677419" calcext:value-type="float">
            <text:p>23.408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1312" calcext:value-type="float">
            <text:p>23.17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63504516129" calcext:value-type="float">
            <text:p>22.886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0424" calcext:value-type="float">
            <text:p>22.9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01904516129" calcext:value-type="float">
            <text:p>23.130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1453793103" calcext:value-type="float">
            <text:p>23.35314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2416516129" calcext:value-type="float">
            <text:p>23.562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87089032258" calcext:value-type="float">
            <text:p>23.738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692" calcext:value-type="float">
            <text:p>23.9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39098947368" calcext:value-type="float">
            <text:p>23.983909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99976" calcext:value-type="float">
            <text:p>24.05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9179354839" calcext:value-type="float">
            <text:p>23.579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74139354839" calcext:value-type="float">
            <text:p>23.357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2872" calcext:value-type="float">
            <text:p>23.02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7463225806" calcext:value-type="float">
            <text:p>22.7107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3988" calcext:value-type="float">
            <text:p>22.76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23654193548" calcext:value-type="float">
            <text:p>22.9323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123081511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23872" calcext:value-type="float">
            <text:p>23.06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78" meta:object-count="0"/>
    <meta:user-defined meta:name="AppVersion">3.0</meta:user-defined>
  </office:meta>
</office:document-meta>
</file>